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Filter.endElement( String uri , String loc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Filter.ContentFilter( ContentHandle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Filter.startElement( String uri , String loc , String raw , Attributes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SaxParser.getConfig( Propertie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SaxParser.HtmlSaxParser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axParser.parseString( String content , ContentHandle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SaxParser.getContentFilter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